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8.52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06pt solid #ffffff" fo:border-top="none"/>
      <style:text-properties fo:color="#ffffff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ecg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>
            <text:p>contro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variable</text:p>
          </table:table-cell>
          <table:table-cell table:style-name="ce1" office:value-type="string">
            <text:p>def</text:p>
          </table:table-cell>
          <table:table-cell table:style-name="ce1" office:value-type="string">
            <text:p>critical</text:p>
          </table:table-cell>
          <table:table-cell table:style-name="ce1" office:value-type="string">
            <text:p>brk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dec</text:p>
          </table:table-cell>
          <table:table-cell table:style-name="ce1" office:value-type="string">
            <text:p>wid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indent</text:p>
          </table:table-cell>
          <table:table-cell table:style-name="ce1" office:value-type="string">
            <text:p>lev</text:p>
          </table:table-cell>
          <table:table-cell table:style-name="ce1" office:value-type="string">
            <text:p>extra</text:p>
          </table:table-cell>
        </table:table-row>
        <table:table-row table:style-name="ro1">
          <table:table-cell office:value-type="string">
            <text:p>til</text:p>
          </table:table-cell>
          <table:table-cell office:value-type="string">
            <text:p>date of test</text:p>
          </table:table-cell>
          <table:table-cell table:number-columns-repeated="12"/>
        </table:table-row>
        <table:table-row table:style-name="ro1">
          <table:table-cell office:value-type="string">
            <text:p>dtx</text:p>
          </table:table-cell>
          <table:table-cell office:value-type="string">
            <text:p>date</text:p>
          </table:table-cell>
          <table:table-cell office:value-type="string">
            <text:p>datex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heart rate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heart rate (bpm)</text:p>
          </table:table-cell>
          <table:table-cell office:value-type="string">
            <text:p>H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til</text:p>
          </table:table-cell>
          <table:table-cell office:value-type="string">
            <text:p>QRS duration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duration (msec)</text:p>
          </table:table-cell>
          <table:table-cell office:value-type="string">
            <text:p>qrs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RBBB</text:p>
          </table:table-cell>
          <table:table-cell table:number-columns-repeated="1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bbb</text:p>
          </table:table-cell>
          <table:table-cell table:number-columns-repeated="9"/>
          <table:table-cell office:value-type="string">
            <text:p>comp</text:p>
          </table:table-cell>
          <table:table-cell/>
        </table:table-row>
        <table:table-row table:style-name="ro1">
          <table:table-cell office:value-type="string">
            <text:p>til</text:p>
          </table:table-cell>
          <table:table-cell office:value-type="string">
            <text:p>rhythm</text:p>
          </table:table-cell>
          <table:table-cell table:number-columns-repeated="12"/>
        </table:table-row>
        <table:table-row table:style-name="ro1">
          <table:table-cell office:value-type="string">
            <text:p>chk</text:p>
          </table:table-cell>
          <table:table-cell table:number-columns-repeated="2" office:value-type="string">
            <text:p>rhythm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rhythm type</text:p>
          </table:table-cell>
          <table:table-cell table:number-columns-repeated="1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rhythm_type</text:p>
          </table:table-cell>
          <table:table-cell table:number-columns-repeated="9"/>
          <table:table-cell office:value-type="string">
            <text:p>rhythm</text:p>
          </table:table-cell>
          <table:table-cell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rhythm_other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T-wave inversion</text:p>
          </table:table-cell>
          <table:table-cell table:number-columns-repeated="12"/>
        </table:table-row>
        <table:table-row table:style-name="ro1">
          <table:table-cell office:value-type="string">
            <text:p>chk</text:p>
          </table:table-cell>
          <table:table-cell office:value-type="string">
            <text:p>inversion</text:p>
          </table:table-cell>
          <table:table-cell office:value-type="string">
            <text:p>twave_inversion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↘ inversion type(s)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twave_v1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2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twave_v3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4&lt;/sub&gt;</text:p>
          </table:table-cell>
          <table:table-cell office:value-type="string">
            <text:p>twave_v4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5&lt;/sub&gt;</text:p>
          </table:table-cell>
          <table:table-cell office:value-type="string">
            <text:p>twave_v5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6&lt;/sub&gt;</text:p>
          </table:table-cell>
          <table:table-cell office:value-type="string">
            <text:p>twave_v6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other</text:p>
          </table:table-cell>
          <table:table-cell office:value-type="string">
            <text:p>twave_other</text:p>
          </table:table-cell>
          <table:table-cell table:number-columns-repeated="11"/>
        </table:table-row>
        <table:table-row table:style-name="ro1">
          <table:table-cell office:value-type="string">
            <text:p>txt</text:p>
          </table:table-cell>
          <table:table-cell/>
          <table:table-cell office:value-type="string">
            <text:p>twave_other_desc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epsilon wave in V&lt;sub&gt;1&lt;/sub&gt;-V&lt;sub&gt;3&lt;/sub&gt;</text:p>
          </table:table-cell>
          <table:table-cell table:number-columns-repeated="12"/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epsilon_wave</text:p>
          </table:table-cell>
          <table:table-cell table:number-columns-repeated="9"/>
          <table:table-cell office:value-type="string">
            <text:p>yno</text:p>
          </table:table-cell>
          <table:table-cell/>
        </table:table-row>
        <table:table-row table:style-name="ro1">
          <table:table-cell office:value-type="string">
            <text:p>til</text:p>
          </table:table-cell>
          <table:table-cell office:value-type="string">
            <text:p>↘ if yes</text:p>
          </table:table-cell>
          <table:table-cell table:number-columns-repeated="12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1&lt;/sub&gt;</text:p>
          </table:table-cell>
          <table:table-cell office:value-type="string">
            <text:p>ewave_v1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2&lt;/sub&gt;</text:p>
          </table:table-cell>
          <table:table-cell office:value-type="string">
            <text:p>ewave_v2</text:p>
          </table:table-cell>
          <table:table-cell table:number-columns-repeated="11"/>
        </table:table-row>
        <table:table-row table:style-name="ro1">
          <table:table-cell office:value-type="string">
            <text:p>tri</text:p>
          </table:table-cell>
          <table:table-cell office:value-type="string">
            <text:p>V&lt;sub&gt;3&lt;/sub&gt;</text:p>
          </table:table-cell>
          <table:table-cell office:value-type="string">
            <text:p>ewave_v3</text:p>
          </table:table-cell>
          <table:table-cell table:number-columns-repeated="11"/>
        </table:table-row>
        <table:table-row table:style-name="ro1">
          <table:table-cell office:value-type="string">
            <text:p>til</text:p>
          </table:table-cell>
          <table:table-cell office:value-type="string">
            <text:p>terminal activation duration of QRS </text:p>
          </table:table-cell>
          <table:table-cell table:number-columns-repeated="12"/>
        </table:table-row>
        <table:table-row table:style-name="ro1">
          <table:table-cell office:value-type="string">
            <text:p>til</text:p>
          </table:table-cell>
          <table:table-cell office:value-type="string">
            <text:p>nadir of S wave to end of QRS in V1, V2, or V</text:p>
          </table:table-cell>
          <table:table-cell table:number-columns-repeated="12"/>
        </table:table-row>
        <table:table-row table:style-name="ro1">
          <table:table-cell office:value-type="string">
            <text:p>num</text:p>
          </table:table-cell>
          <table:table-cell office:value-type="string">
            <text:p>terminal activation (msec)</text:p>
          </table:table-cell>
          <table:table-cell office:value-type="string">
            <text:p>qrs_ta_durati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til</text:p>
          </table:table-cell>
          <table:table-cell office:value-type="string">
            <text:p>comments</text:p>
          </table:table-cell>
          <table:table-cell table:number-columns-repeated="12"/>
        </table:table-row>
        <table:table-row table:style-name="ro1">
          <table:table-cell office:value-type="string">
            <text:p>txa</text:p>
          </table:table-cell>
          <table:table-cell/>
          <table:table-cell office:value-type="string">
            <text:p>comment</text:p>
          </table:table-cell>
          <table:table-cell table:number-columns-repeated="11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ev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4" office:value-type="string">
            <text:p>ix</text:p>
          </table:table-cell>
          <table:table-cell table:style-name="ce6" office:value-type="string">
            <text:p>lbl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yn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>
            <text:p>yno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>
            <text:p>comp</text:p>
          </table:table-cell>
          <table:table-cell office:value-type="float" office:value="1">
            <text:p>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1">
          <table:table-cell office:value-type="string">
            <text:p>comp</text:p>
          </table:table-cell>
          <table:table-cell office:value-type="float" office:value="2">
            <text:p>2</text:p>
          </table:table-cell>
          <table:table-cell office:value-type="string">
            <text:p>incomplete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office:value-type="string">
            <text:p>sinus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2">
            <text:p>2</text:p>
          </table:table-cell>
          <table:table-cell office:value-type="string">
            <text:p>atrial fibrillation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3">
            <text:p>3</text:p>
          </table:table-cell>
          <table:table-cell office:value-type="string">
            <text:p>atrial flutter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4">
            <text:p>4</text:p>
          </table:table-cell>
          <table:table-cell office:value-type="string">
            <text:p>ventricular paced</text:p>
          </table:table-cell>
          <table:table-cell table:number-columns-repeated="1021"/>
        </table:table-row>
        <table:table-row table:style-name="ro1">
          <table:table-cell office:value-type="string">
            <text:p>rhythm</text:p>
          </table:table-cell>
          <table:table-cell office:value-type="float" office:value="99">
            <text:p>99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00-00-00</text:date>, <text:time style:data-style-name="N2" text:time-value="0000-00-00T10:3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5</meta:initial-creator>
    <meta:creation-date>2014-01-01T00:00:01</meta:creation-date>
    <dc:date>2014-03-25T10:36:44</dc:date>
    <dc:creator>vuk </dc:creator>
    <meta:editing-duration>PT4M31S</meta:editing-duration>
    <meta:editing-cycles>6</meta:editing-cycles>
    <meta:generator>LibreOffice/4.0.2.2$Linux_X86_64 LibreOffice_project/400m0$Build-2</meta:generator>
    <meta:document-statistic meta:table-count="2" meta:cell-count="143" meta:object-count="0"/>
  </office:meta>
</office:document-meta>
</file>